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Header">
      <style:text-properties style:font-name="Times New Roman" officeooo:paragraph-rsid="000be281"/>
    </style:style>
    <style:style style:name="P2" style:family="paragraph" style:parent-style-name="Works_20_Cited_20__28_Page_20_Title_29_">
      <style:paragraph-properties fo:break-before="page"/>
      <style:text-properties officeooo:rsid="0014d752" officeooo:paragraph-rsid="00177046"/>
    </style:style>
    <style:style style:name="P3" style:family="paragraph" style:parent-style-name="Work_20_cited">
      <style:text-properties officeooo:rsid="00177046" officeooo:paragraph-rsid="00177046"/>
    </style:style>
    <style:style style:name="P4" style:family="paragraph" style:parent-style-name="Research_20_Paper_20_Title">
      <style:text-properties officeooo:rsid="002002c7" officeooo:paragraph-rsid="002002c7"/>
    </style:style>
    <style:style style:name="P5" style:family="paragraph" style:parent-style-name="Work_20_cited">
      <style:text-properties fo:font-style="normal" officeooo:rsid="002002c7" officeooo:paragraph-rsid="002002c7" style:font-style-asian="normal" style:font-style-complex="normal"/>
    </style:style>
    <style:style style:name="P6" style:family="paragraph" style:parent-style-name="outline" style:list-style-name="L1"/>
    <style:style style:name="P7" style:family="paragraph" style:parent-style-name="outline" style:list-style-name="L1">
      <style:text-properties officeooo:rsid="002002c7" officeooo:paragraph-rsid="002002c7"/>
    </style:style>
    <style:style style:name="T1" style:family="text">
      <style:text-properties fo:font-size="12pt" style:font-size-asian="12pt" style:font-name-complex="Times New Roman" style:font-size-complex="12pt"/>
    </style:style>
    <style:style style:name="T2" style:family="text">
      <style:text-properties fo:font-size="12pt" officeooo:rsid="00177046" style:font-size-asian="12pt" style:font-name-complex="Times New Roman" style:font-size-complex="12pt"/>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8f9c2" style:font-style-asian="normal" style:font-style-complex="normal"/>
    </style:style>
    <style:style style:name="T7" style:family="text">
      <style:text-properties officeooo:rsid="001edd44"/>
    </style:style>
    <style:style style:name="T8" style:family="text">
      <style:text-properties officeooo:rsid="002002c7"/>
    </style:style>
    <style:style style:name="T9" style:family="text">
      <style:text-properties style:font-name="Liberation Serif" style:font-name-asian="Liberation Serif" style:font-name-complex="Liberation Serif"/>
    </style:style>
    <style:style style:name="T10" style:family="text">
      <style:text-properties officeooo:rsid="000ab176"/>
    </style:style>
    <style:style style:name="T11" style:family="text">
      <style:text-properties officeooo:rsid="000654a1"/>
    </style:style>
    <style:style style:name="T12" style:family="text">
      <style:text-properties officeooo:rsid="000acf6a"/>
    </style:style>
    <style:style style:name="T13" style:family="text">
      <style:text-properties officeooo:rsid="000b049f"/>
    </style:style>
    <style:style style:name="T14" style:family="text">
      <style:text-properties officeooo:rsid="00074b6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st Name" text:name="LastNameHeader"/>
      </text:user-field-decls>
      <text:p text:style-name="Research_20_paper_20_contents">Kitkat Dambeck</text:p>
      <text:p text:style-name="Research_20_paper_20_contents">Professor Jacqueline McDaniel </text:p>
      <text:p text:style-name="Research_20_paper_20_contents">Expository Writing</text:p>
      <text:p text:style-name="Research_20_paper_20_contents">3 <text:span text:style-name="T7">March</text:span> 2023</text:p>
      <text:p text:style-name="P4">what is love, baby don’t hurt me</text:p>
      <text:list xml:id="list1403954629" text:style-name="L1">
        <text:list-item>
          <text:p text:style-name="P6">Intro.</text:p>
          <text:list>
            <text:list-item>
              <text:p text:style-name="P7">Dopamine is often the victim of oversimplification and pop science. This hormone is a major component of the brain’s reward system. This is often misunderstood as a happiness chemical. However simply maximizing the amount of dopamine in your brain is not the easy way to happiness it seems on paper. </text:p>
            </text:list-item>
            <text:list-item>
              <text:p text:style-name="P7">American Psychologist Daniel Gilbert has spent many years studying the cognitive biases that affect emotions, and how they come, linger and go. American Psychologist Barbara Fredrickson studies the cultivation of “Love” and its role as a precursor to happiness. </text:p>
            </text:list-item>
            <text:list-item>
              <text:p text:style-name="P7">thesisses</text:p>
              <text:list>
                <text:list-item>
                  <text:p text:style-name="P6">Distinct from the earthly pleasures that may or may not accompany it, true happiness is understanding oneself, and further advancing that understanding. </text:p>
                </text:list-item>
              </text:list>
            </text:list-item>
          </text:list>
        </text:list-item>
        <text:list-item>
          <text:p text:style-name="P6">Body.</text:p>
          <text:list>
            <text:list-item>
              <text:p text:style-name="P6"><text:span text:style-name="T10">Topic statement. </text:span><text:span text:style-name="T11">State </text:span><text:span text:style-name="T10">paragraph </text:span><text:span text:style-name="T12">claim, analysis &amp; relation to thesis. No generalization.</text:span></text:p>
            </text:list-item>
            <text:list-item>
              <text:p text:style-name="P6">Quote one.</text:p>
              <text:list>
                <text:list-item>
                  <text:p text:style-name="P6"><text:span text:style-name="T13">I</text:span>ntro.</text:p>
                  <text:list>
                    <text:list-item>
                      <text:p text:style-name="P7">In a famous study, students in a collage photo course were less satisfied with their photos when they were given time to change their mind about which one they kept. When students are asked which version of the course they would like to participate in, Gilbert writes that </text:p>
                    </text:list-item>
                  </text:list>
                </text:list-item>
                <text:list-item>
                  <text:p text:style-name="P6"><text:span text:style-name="T13">Q</text:span>uotation.</text:p>
                  <text:list>
                    <text:list-item>
                      <text:p text:style-name="P7">“the vast majority preferred to have that opportunity<text:span text:style-name="T9">–</text:span> that is the vast majority of students preferred to enroll in a photography course in which they wo ultimately be dissatisfied with the photograph they produced. Why would anyone prefer less satisfaction to more? No one does, of course, but most people do seem to prefer more freedom to less” (Gilbert 151).</text:p>
                    </text:list-item>
                  </text:list>
                </text:list-item>
                <text:list-item>
                  <text:p text:style-name="P6">Summarize. </text:p>
                  <text:list>
                    <text:list-item>
                      <text:p text:style-name="P7">This demonstrates that a lab number representing a single emotional state, is not a good predictor of how people will act </text:p>
                    </text:list-item>
                  </text:list>
                </text:list-item>
                <text:list-item>
                  <text:p text:style-name="P6">Close reading, analysis or interpretation.</text:p>
                  <text:list>
                    <text:list-item>
                      <text:p text:style-name="P6"><text:span text:style-name="T14">Answer h</text:span>ow quote supports my thesis. </text:p>
                      <text:list>
                        <text:list-item>
                          <text:p text:style-name="P7">There are two approaches to interpret this. Either, the participants are victim to some bias which harms their long term pleasure. Or, they have higher aspirations than pleasure.</text:p>
                        </text:list-item>
                        <text:list-item>
                          <text:p text:style-name="P7">In the former case, one could argue that the participants lack self understanding, and choose against their best interests. However this assumes that the participants best interests and long term pleasure are in line with each other, and assumes that participants are indeed misunderstanding despite the explanation of the experimenters. </text:p>
                        </text:list-item>
                        <text:list-item>
                          <text:p text:style-name="P7"><text:soft-page-break/>In the latter case, one needs differentiate the kind of satisfaction or pleasure a participant may feel from a committed decision from the kind of happiness or desire they feel for freedom. </text:p>
                        </text:list-item>
                      </text:list>
                    </text:list-item>
                    <text:list-item>
                      <text:p text:style-name="P6"><text:span text:style-name="T14">Answer w</text:span>hy quote supports my thesis.</text:p>
                      <text:list>
                        <text:list-item>
                          <text:p text:style-name="P7">Having made a commitment, such as to take a particular photo, place one in an inescapable environment, one which impacts, even impairs, ones judgment. The brain seeks an equilibrium of contentedness. However this equilibrium is disrupted by choosing freedom.</text:p>
                        </text:list-item>
                      </text:list>
                    </text:list-item>
                  </text:list>
                </text:list-item>
                <text:list-item>
                  <text:p text:style-name="P6">Make a connection to other parts of the essay. Develop own ideas.</text:p>
                  <text:list>
                    <text:list-item>
                      <text:p text:style-name="P7">Although equilibrium may maximizes the appearance of happiness, true happiness is being flexible outside of equilibrium. </text:p>
                    </text:list-item>
                  </text:list>
                </text:list-item>
              </text:list>
            </text:list-item>
            <text:list-item>
              <text:p text:style-name="P6">Quote <text:span text:style-name="T13">two</text:span>.</text:p>
              <text:list>
                <text:list-item>
                  <text:p text:style-name="P6"><text:span text:style-name="T13">I</text:span>ntro.</text:p>
                  <text:list>
                    <text:list-item>
                      <text:p text:style-name="P7">Fredrickson observes that people with a toned vagus nerve, have higher mood and health outcomes. Fredrickson says </text:p>
                    </text:list-item>
                  </text:list>
                </text:list-item>
                <text:list-item>
                  <text:p text:style-name="P6"><text:span text:style-name="T13">Q</text:span>uotation.</text:p>
                  <text:list>
                    <text:list-item>
                      <text:p text:style-name="P6">“the agility of the conduit between their brains and hearts-as reflected in their high vagal tone--allows them to be exquisitely agile, attuned, and flexible as they navigate the ups and downs of <text:s/>day-to-day life and social exchanges” <text:span text:style-name="T8">(Fredrickson 131).</text:span></text:p>
                    </text:list-item>
                  </text:list>
                </text:list-item>
                <text:list-item>
                  <text:p text:style-name="P6">Summarize. </text:p>
                  <text:list>
                    <text:list-item>
                      <text:p text:style-name="P7">The vagus nerve is one biological factor in determining psychological flexibility, and that having that flexibility increases many factors of life. </text:p>
                    </text:list-item>
                  </text:list>
                </text:list-item>
                <text:list-item>
                  <text:p text:style-name="P6">Close reading, analysis or interpretation.</text:p>
                  <text:list>
                    <text:list-item>
                      <text:p text:style-name="P6"><text:span text:style-name="T14">Answer h</text:span>ow quote supports my thesis. </text:p>
                      <text:list>
                        <text:list-item>
                          <text:p text:style-name="P7">People with a greater flexibility are more able to respond to and feel happy about the changing circumstances of life. Therefore it is not the moments of pleasure, but the ability to move between them </text:p>
                        </text:list-item>
                      </text:list>
                    </text:list-item>
                    <text:list-item>
                      <text:p text:style-name="P6"><text:span text:style-name="T14">Answer w</text:span>hy quote supports my thesis.</text:p>
                      <text:list>
                        <text:list-item>
                          <text:p text:style-name="P7">Again it is demonstrated that pleasure </text:p>
                        </text:list-item>
                      </text:list>
                    </text:list-item>
                  </text:list>
                </text:list-item>
              </text:list>
            </text:list-item>
          </text:list>
        </text:list-item>
        <text:list-item>
          <text:p text:style-name="P6">Make a connection to other parts of the essay. Develop own ideas</text:p>
        </text:list-item>
      </text:list>
      <text:p text:style-name="P2">Works Cited</text:p>
      <text:p text:style-name="P3">Fredrickson, Barbara, <text:span text:style-name="T4">Love 2.0</text:span><text:span text:style-name="T5">, </text:span><text:span text:style-name="T6">2023. </text:span><text:span text:style-name="T5">New York: Hudson Street Press. </text:span><text:span text:style-name="T6">pp.117-140.</text:span></text:p>
      <text:p text:style-name="P5">Gilbert, Daniel, <text:span text:style-name="T4">Stumbling On Happiness</text:span>, 2006. New York: New York. pp 141-15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Times New Roman2" fo:font-family="'Times New Roman'" style:font-style-name="Regular" style:font-family-generic="roman" style:font-pitch="variable" fo:font-size="12pt"/>
    </style:style>
    <style:style style:name="List" style:family="paragraph" style:parent-style-name="Text_20_body" style:class="list">
      <style:text-properties style:font-name-complex="FreeSans" style:font-family-complex="FreeSan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pitch-complex="variable"/>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in" style:contextual-spacing="false" fo:text-indent="0in" style:auto-text-indent="false" fo:keep-with-next="always" style:writing-mode="lr-tb"/>
      <style:text-properties style:font-name="Times New Roman" fo:font-family="'Times New Roman'" style:font-family-generic="roman" style:font-pitch="variable" fo:font-size="12pt" style:font-size-asian="14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size-asian="10pt"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style:writing-mode="lr-tb">
        <style:tab-stops>
          <style:tab-stop style:position="3in" style:type="center"/>
          <style:tab-stop style:position="6in" style:type="right"/>
        </style:tab-stops>
      </style:paragraph-properties>
      <style:text-properties style:font-name="Times New Roman2" fo:font-family="'Times New Roman'" style:font-style-name="Regular" style:font-family-generic="roman" style:font-pitch="variable" fo:font-size="12pt"/>
    </style:style>
    <style:style style:name="Student"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Footer" style:family="paragraph" style:parent-style-name="Standard"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
      <style:paragraph-properties fo:text-align="center" style:justify-single-word="false" style:writing-mode="lr-tb"/>
      <style:text-properties style:font-name="Times New Roman2" fo:font-family="'Times New Roman'" style:font-style-name="Regular" style:font-family-generic="roman" style:font-pitch="variable" fo:font-size="12pt"/>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2" fo:font-family="'Times New Roman'" style:font-style-name="Regular" style:font-family-generic="roman" style:font-pitch="variable" fo:font-size="12pt"/>
    </style:style>
    <style:style style:name="Balloon_20_Text" style:display-name="Balloon Text" style:family="paragraph" style:parent-style-name="Standard">
      <style:text-properties fo:font-size="8pt" style:font-size-asian="8pt" style:font-name-complex="Tahoma" style:font-family-complex="Tahoma" style:font-pitch-complex="variable" style:font-size-complex="8pt"/>
    </style:style>
    <style:style style:name="Long_20_quotation" style:display-name="Long quotation" style:family="paragraph" style:parent-style-name="Standard">
      <style:paragraph-properties fo:margin-left="1in" fo:margin-right="0in" fo:text-indent="0in" style:auto-text-indent="false" style:writing-mode="lr-tb"/>
      <style:text-properties style:font-name="Times New Roman2"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2" fo:font-family="'Times New Roman'" style:font-style-name="Regular" style:font-family-generic="roman" style:font-pitch="variable" fo:font-size="12pt"/>
    </style:style>
    <style:style style:name="Work_20_cited" style:display-name="Work cited" style:family="paragraph" style:parent-style-name="Standard">
      <style:paragraph-properties style:writing-mode="lr-tb"/>
      <style:text-properties style:font-name="Times New Roman2" fo:font-family="'Times New Roman'" style:font-style-name="Regular" style:font-family-generic="roman" style:font-pitch="variable" fo:font-size="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lr-tb"/>
      <style:text-properties style:font-name="Times New Roman2" fo:font-family="'Times New Roman'" style:font-style-name="Regular" style:font-family-generic="roman" style:font-pitch="variable" fo:font-size="12pt"/>
    </style:style>
    <style:style style:name="Title" style:family="paragraph" style:parent-style-name="Heading" style:next-style-name="Text_20_body" style:class="chapter" style:master-page-name="">
      <style:paragraph-properties fo:text-align="center" style:justify-single-word="false" style:page-number="auto" style:writing-mode="lr-tb"/>
      <style:text-properties style:font-name="Times New Roman1" fo:font-family="'Times New Roman'" style:font-style-name="Bold" style:font-family-generic="roman" style:font-pitch="variable"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writing-mode="lr-tb"/>
      <style:text-properties style:font-name="Times New Roman2" fo:font-family="'Times New Roman'" style:font-style-name="Regular" style:font-family-generic="roman" style:font-pitch="variable" fo:font-size="12pt" style:font-size-asian="18pt" style:font-size-complex="18pt"/>
    </style:style>
    <style:style style:name="outline" style:family="paragraph" style:parent-style-name="Standard">
      <style:paragraph-properties fo:line-height="100%"/>
    </style:style>
    <style:style style:name="Numbering_20_Symbols" style:display-name="Numbering Symbols" style:family="text"/>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1pt" style:font-size-asian="11pt" style:font-name-complex="Calibri" style:font-family-complex="Calibri" style:font-family-generic-complex="roman"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officeooo:paragraph-rsid="000be281"/>
    </style:style>
    <style:style style:name="MT1" style:family="text">
      <style:text-properties fo:font-size="12pt" officeooo:rsid="00177046" style:font-size-asian="12pt" style:font-name-complex="Times New Roman" style:font-size-complex="12pt"/>
    </style:style>
    <style:style style:name="MT2" style:family="text">
      <style:text-properties fo:font-size="12pt" style:font-size-asian="12pt" style:font-name-complex="Times New Roman" style:font-size-complex="12pt"/>
    </style:style>
    <style:style style:name="MT3" style:family="text">
      <style:text-properties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ambeck</text:span><text:span text:style-name="MT2"> </text:span><text:span text:style-name="MT3"><text:page-number text:select-page="current">3</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5:16:01.732049431</meta:creation-date>
    <dc:date>2023-03-09T13:39:24.378480576</dc:date>
    <meta:editing-duration>P2DT9H40M24S</meta:editing-duration>
    <meta:editing-cycles>23</meta:editing-cycles>
    <meta:generator>LibreOffice/7.5.1.2$Linux_X86_64 LibreOffice_project/50$Build-2</meta:generator>
    <meta:document-statistic meta:table-count="0" meta:image-count="0" meta:object-count="0" meta:page-count="3" meta:paragraph-count="45" meta:word-count="687" meta:character-count="4208" meta:non-whitespace-character-count="3585"/>
  </office:meta>
</office:document-meta>
</file>